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loext:graphic-properties draw:fill="solid" draw:fill-color="#000000"/>
      <style:paragraph-properties fo:orphans="0" fo:widows="0" fo:background-color="#000000"/>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font-weight="bold" style:font-weight-asian="bold"/>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1">
      <style:paragraph-properties fo:margin-left="1in" fo:margin-right="0in" fo:text-indent="-0.25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ffffff" style:font-name="Roboto Mono" fo:font-size="9pt" style:font-name-asian="Roboto Mono1" style:font-size-asian="9pt" style:font-name-complex="Roboto Mono1" style:font-size-complex="9pt"/>
    </style:style>
    <style:style style:name="P10" style:family="paragraph" style:parent-style-name="Heading_20_1"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background-color="#ffff00"/>
    </style:style>
    <style:style style:name="T3" style:family="text">
      <style:text-properties fo:font-weight="bold" style:font-weight-asian="bold"/>
    </style:style>
    <style:style style:name="T4" style:family="text">
      <style:text-properties style:font-name="Courier New" fo:font-size="10.5pt" style:font-name-asian="Courier New1" style:font-size-asian="10.5pt" style:font-name-complex="Courier New1" style:font-size-complex="10.5pt" fo:background-color="#ffffff"/>
    </style:style>
    <style:style style:name="T5" style:family="text">
      <style:text-properties style:text-underline-style="none"/>
    </style:style>
    <style:style style:name="T6" style:family="text">
      <style:text-properties style:text-underline-style="none" fo:font-weight="bold" style:font-weight-asian="bold"/>
    </style:style>
    <style:style style:name="T7" style:family="text">
      <style:text-properties fo:font-style="italic" style:font-style-asian="italic"/>
    </style:style>
    <style:style style:name="T8" style:family="text">
      <style:text-properties fo:color="#ffffff" fo:font-size="9pt" style:font-size-asian="9pt" style:font-size-complex="9pt"/>
    </style:style>
    <style:style style:name="T9" style:family="text">
      <style:text-properties fo:color="#ffffff" style:font-name="Roboto Mono" fo:font-size="9pt" style:font-name-asian="Roboto Mono1" style:font-size-asian="9pt" style:font-name-complex="Roboto Mono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k55o3j5q5jgu"/>Spark / Scala Exercise 2</text:p>
      <text:p text:style-name="Standard">Create a spark application written in scala that processes the <text:a xlink:type="simple" xlink:href="https://drive.google.com/a/salesintel.io/file/d/1_D3i4_1PtXV0ro2LGF9MEKs5pPwu1GeZ/view?usp=drive_web" text:style-name="ListLabel_20_28" text:visited-style-name="ListLabel_20_28"><text:span text:style-name="T1">data</text:span></text:a>, and stores the entire output as specified below per the requirements and submission guidelines. Pay close attention to performance. Assume that the same code will be run on a much larger input dataset.</text:p>
      <text:p text:style-name="Heading_20_2"><text:bookmark text:name="_13v2w6zgp24v"/>Overview</text:p>
      <text:p text:style-name="Standard">When processing large amounts of data over time it’s important to process only the new data in incremental batches for performance and cost efficiency. This exercise is designed to simulate processing incremental and full batches.</text:p>
      <text:p text:style-name="P2"/>
      <text:p text:style-name="Standard">The input data contains company attributes from many data sources.<text:span text:style-name="T2"> Each company will have a set containing one attribute value per attribute type.</text:span> Each attribute has a numeric attribute type indicating the type of data in the attribute. For example, attribute_type 49 stores the industry of the company. Each unique source has a numeric source id. In every input batch, data is loaded from a subset of sources and may only cover part of the companies in the dataset. In other words, each input batch contains parts of the final company records you will produce in the output.</text:p>
      <text:p text:style-name="Heading_20_2"><text:bookmark text:name="_hw7llkdbnw1k"/>Requirements</text:p>
      <text:p text:style-name="Heading_20_3"><text:bookmark text:name="_movhag98f5yf"/>Project</text:p>
      <text:list xml:id="list3787308181" text:style-name="WWNum1">
        <text:list-item>
          <text:p text:style-name="P4">Create a Scala SBT project</text:p>
        </text:list-item>
        <text:list-item>
          <text:p text:style-name="P4">Use the Spark <text:span text:style-name="T3">Scala API</text:span> and Dataframes/Datasets</text:p>
          <text:list>
            <text:list-item>
              <text:p text:style-name="P7">Do not use Spark SQL with a sql string!</text:p>
            </text:list-item>
            <text:list-item>
              <text:p text:style-name="P7"><text:span text:style-name="T3">If you write</text:span> <text:span text:style-name="T4">spark.sql(</text:span>“select ….”) <text:span text:style-name="T3">you are doing it wrong!!</text:span></text:p>
            </text:list-item>
          </text:list>
        </text:list-item>
      </text:list>
      <text:p text:style-name="P3"/>
      <text:list xml:id="list25933971520093" text:continue-numbering="true" text:style-name="WWNum1">
        <text:list-item>
          <text:p text:style-name="P4"><text:span text:style-name="T3">This application should be close to production quality, with consideration of performance, ease of use, well organized and clean. Comment as necessary. Remove extra debug code or comment it out to avoid extra processing.</text:span></text:p>
        </text:list-item>
      </text:list>
      <text:p text:style-name="Heading_20_3"><text:bookmark text:name="_mqy0dgwin8im"/>Processing</text:p>
      <text:p text:style-name="P2"><text:span text:style-name="T3">Application Parameters</text:span></text:p>
      <text:p text:style-name="P3"/>
      <text:p text:style-name="P2">inputPath: String</text:p>
      <text:p text:style-name="P2">Full path to the input data for each run.</text:p>
      <text:p text:style-name="P2"><text:span text:style-name="T3"><text:s/></text:span></text:p>
      <text:p text:style-name="P2">outputPath: String</text:p>
      <text:p text:style-name="P2">Full path to the output location where data will be written.</text:p>
      <text:p text:style-name="P3"/>
      <text:p text:style-name="P2"><text:span text:style-name="T7">batchId: Long</text:span></text:p>
      <text:p text:style-name="P2">The batch id to process</text:p>
      <text:p text:style-name="P2"><text:soft-page-break/></text:p>
      <text:p text:style-name="P2"><text:span text:style-name="T7">lastFullBatchId: Option[Long]</text:span></text:p>
      <text:p text:style-name="P2">The batch id indicating the most recent full batch available, None for first run.</text:p>
      <text:p text:style-name="P2"/>
      <text:p text:style-name="P2"><text:span text:style-name="T7">createFullBatch: Boolean</text:span></text:p>
      <text:p text:style-name="P2">If true, then create a full batch by combining previous full batch plus incremental batches since. If false, only create an incremental batch output with the changes in the current batch.</text:p>
      <text:p text:style-name="P2"/>
      <text:p text:style-name="Standard"><text:span text:style-name="T3">Attribute Rules</text:span></text:p>
      <text:list xml:id="list3140681197" text:style-name="WWNum3">
        <text:list-item>
          <text:p text:style-name="P5">For each company, take the set of all attributes with highest probability. There will be only one attribute value for each attribute_type.</text:p>
        </text:list-item>
        <text:list-item>
          <text:p text:style-name="P5">If probabilities are the same, then take the attribute value from the newer batch, followed by the lower source id as a tie-breaker</text:p>
        </text:list-item>
      </text:list>
      <text:p text:style-name="P2"/>
      <text:p text:style-name="Standard"><text:span text:style-name="T3">Run 1</text:span></text:p>
      <text:list xml:id="list25934352468298" text:continue-list="list25933971520093" text:style-name="WWNum1">
        <text:list-item>
          <text:p text:style-name="P4">Pass parameters inputPath=”..input/run_1”, <text:span text:style-name="T7">batchId=495</text:span>, <text:span text:style-name="T7">lastFullBatchId=None, createFullBatch= true</text:span>.</text:p>
        </text:list-item>
        <text:list-item>
          <text:p text:style-name="P4">Since createFullBatch is true and lastFullBatchId is None, read in all input batches up to and including 495</text:p>
        </text:list-item>
        <text:list-item>
          <text:p text:style-name="P4">Produce a single batch output, applying the attribute rules</text:p>
        </text:list-item>
        <text:list-item>
          <text:p text:style-name="P4">Output format is Parquet and stored in the output directory provided. The output batch should be stored in its own partition with batch id 495 (same as input structure)</text:p>
        </text:list-item>
      </text:list>
      <text:p text:style-name="Standard"><text:span text:style-name="T3">Run 2</text:span></text:p>
      <text:list xml:id="list25933401248129" text:continue-numbering="true" text:style-name="WWNum1">
        <text:list-item>
          <text:p text:style-name="P4">Pass parameters <text:s/>inputPath=”..input/run_2”, <text:span text:style-name="T7">batchId=597</text:span>, <text:span text:style-name="T7">lastFullBatchId=495, createFullBatch= false</text:span>.</text:p>
        </text:list-item>
        <text:list-item>
          <text:p text:style-name="P4">Read input batch <text:span text:style-name="T7">597</text:span> and the previous full batch output 495 you produced in run 1</text:p>
        </text:list-item>
        <text:list-item>
          <text:p text:style-name="P4">Process batch 597 using the same rules you’ve already implemented and produce only the incremental batch changes as follows:</text:p>
          <text:list>
            <text:list-item>
              <text:p text:style-name="P7">Include the<text:span text:style-name="T3"> set of</text:span> <text:span text:style-name="T3">attributes</text:span> for only the companies that have <text:span text:style-name="T3">at least one</text:span> change.</text:p>
            </text:list-item>
            <text:list-item>
              <text:p text:style-name="P7">Store the incremental output in a partition, using batch id 597. </text:p>
            </text:list-item>
          </text:list>
        </text:list-item>
      </text:list>
      <text:p text:style-name="Standard"><text:span text:style-name="T3">Run 3</text:span></text:p>
      <text:list xml:id="list3612154453" text:style-name="WWNum2">
        <text:list-item>
          <text:p text:style-name="P6">Pass parameters <text:s/>inputPath=”..input/run_3”, <text:span text:style-name="T7">batchId=648</text:span>, <text:span text:style-name="T7">lastFullBatchId=495, createFullBatch= true</text:span>.</text:p>
        </text:list-item>
        <text:list-item>
          <text:p text:style-name="P6">Read outputs for 495 (run 1) and incremental 597 (run 2) and combine with all data in this run to produce a full output with batch_id 648 in the output folder</text:p>
        </text:list-item>
      </text:list>
      <text:p text:style-name="Heading_20_2"><text:bookmark text:name="_txzboal9v6bl"/>Data</text:p>
      <text:p text:style-name="Standard"><text:soft-page-break/>All data for the runs is available <text:a xlink:type="simple" xlink:href="https://drive.google.com/file/d/1npx5Eql7iG9JPl_rb1btBuWFb2r7zNnh/view?usp=sharing" text:style-name="ListLabel_20_28" text:visited-style-name="ListLabel_20_28"><text:span text:style-name="T1">here</text:span></text:a>. The input batches are split into 3 groups for clarity and to simulate multiple runs. The format is parquet files under each partition.</text:p>
      <text:p text:style-name="Standard"/>
      <text:p text:style-name="Heading_20_3"><text:bookmark text:name="_ezrjtc3tq36a"/>Input</text:p>
      <text:p text:style-name="Standard"><text:span text:style-name="T3">input/run_1:</text:span></text:p>
      <text:p text:style-name="Standard">batch_id=73</text:p>
      <text:p text:style-name="Standard">batch_id=75</text:p>
      <text:p text:style-name="Standard">batch_id=76</text:p>
      <text:p text:style-name="Standard">...</text:p>
      <text:p text:style-name="Standard">batch_id=495</text:p>
      <text:p text:style-name="Standard"/>
      <text:p text:style-name="Standard"><text:span text:style-name="T3">input/run_2:</text:span></text:p>
      <text:p text:style-name="Standard">batch_id=508</text:p>
      <text:p text:style-name="Standard">batch_id=514</text:p>
      <text:p text:style-name="Standard">…</text:p>
      <text:p text:style-name="Standard">batch_id=597</text:p>
      <text:p text:style-name="Standard"/>
      <text:p text:style-name="Standard"><text:span text:style-name="T3">input/run_3:</text:span></text:p>
      <text:p text:style-name="Standard">batch_id=601</text:p>
      <text:p text:style-name="Standard">batch_id=605</text:p>
      <text:p text:style-name="Standard">…</text:p>
      <text:p text:style-name="Standard">batch_id=648</text:p>
      <text:p text:style-name="Standard"/>
      <text:p text:style-name="Heading_20_3"><text:bookmark text:name="_xz65goyl8naw"/>Output</text:p>
      <text:p text:style-name="Standard">output/batch_id=495</text:p>
      <text:p text:style-name="Standard">output/batch_id=597</text:p>
      <text:p text:style-name="Standard">output/batch_id=648</text:p>
      <text:p text:style-name="Standard"><text:soft-page-break/></text:p>
      <text:p text:style-name="Heading_20_2"><text:bookmark text:name="_4imxzss13012"/>Schema</text:p>
      <text:p text:style-name="Standard">The input and output data schema should be the same:</text:p>
      <text:p text:style-name="Standard"/>
      <text:p text:style-name="Standard"><text:s/><text:tab/>batch_id: long</text:p>
      <text:p text:style-name="Standard"><text:tab/>company_id: Integer</text:p>
      <text:p text:style-name="Standard"><text:s/><text:tab/>source_id: integer</text:p>
      <text:p text:style-name="P8">attribute_type: integer</text:p>
      <text:p text:style-name="P8">attribute_prob: double</text:p>
      <text:p text:style-name="P8">attribute_value: string</text:p>
      <text:p text:style-name="P8"/>
      <text:p text:style-name="Heading_20_2"><text:bookmark text:name="_4fryv9droun6"/>Example Partial Output</text:p>
      <text:p text:style-name="Standard">Here is what the output will look like in the first run for 2 of the 1000 companies. Order of the columns doesn’t matter since the schema is stored in parquet.</text:p>
      <text:p text:style-name="Standard"/>
      <table:table table:name="Table1" table:style-name="Table1">
        <table:table-column table:style-name="Table1.A"/>
        <table:table-row table:style-name="Table1.1">
          <table:table-cell table:style-name="Table1.A1" office:value-type="string">
            <text:p text:style-name="P1"><text:span text:style-name="T9">+----------+---------+------------+--------------------+------------------+--------+</text:span></text:p>
            <text:p text:style-name="P1"><text:span text:style-name="T9">|company_id|source_id|attribute_id| <text:s text:c="4"/>attribute_value| <text:s text:c="3"/>attribute_prob|batch_id|</text:span></text:p>
            <text:p text:style-name="P1"><text:span text:style-name="T9">+----------+---------+------------+--------------------+------------------+--------+</text:span></text:p>
            <text:p text:style-name="P1"><text:span text:style-name="T9">| <text:s text:c="2"/>1000361| <text:s text:c="6"/>41| <text:s text:c="9"/>41| <text:s text:c="12"/>14000.0|0.9909867742507531| <text:s text:c="4"/>495|</text:span></text:p>
            <text:p text:style-name="P1"><text:span text:style-name="T9">| <text:s text:c="2"/>1000361| <text:s text:c="6"/>41| <text:s text:c="9"/>42| <text:s text:c="14"/>55000|0.9381583846287386| <text:s text:c="4"/>495|</text:span></text:p>
            <text:p text:style-name="P1"><text:span text:style-name="T9">| <text:s text:c="2"/>1000361| <text:s text:c="6"/>41| <text:s text:c="9"/>48| <text:s text:c="13"/>333415|0.9950236664485026| <text:s text:c="4"/>495|</text:span></text:p>
            <text:p text:style-name="P1"><text:span text:style-name="T9">| <text:s text:c="2"/>1000361| <text:s text:c="6"/>33| <text:s text:c="9"/>49|Air-Conditioning ...|0.9409503161332292| <text:s text:c="4"/>495|</text:span></text:p>
            <text:p text:style-name="P1"><text:span text:style-name="T9">| <text:s text:c="2"/>1000361| <text:s text:c="7"/>1| <text:s text:c="9"/>50| <text:s text:c="15"/>0.95|0.7645849936383715| <text:s text:c="4"/>495|</text:span></text:p>
            <text:p text:style-name="P1"><text:span text:style-name="T9">| <text:s text:c="2"/>1000361| <text:s text:c="6"/>33| <text:s text:c="9"/>57| <text:s/>Financial Services|0.6205921595700198| <text:s text:c="4"/>495|</text:span></text:p>
            <text:p text:style-name="P1"><text:span text:style-name="T9">| <text:s text:c="2"/>1000361| <text:s text:c="6"/>41| <text:s text:c="9"/>60|linkedin.com/comp...|0.9433040985469994| <text:s text:c="4"/>495|</text:span></text:p>
            <text:p text:style-name="P1"><text:span text:style-name="T9">| <text:s text:c="2"/>1000361| <text:s text:c="6"/>41| <text:s text:c="9"/>81| <text:s text:c="15"/>null| 0.995514949696081| <text:s text:c="4"/>495|</text:span></text:p>
            <text:p text:style-name="P1"><text:span text:style-name="T9">| <text:s/>34166529| <text:s text:c="6"/>41| <text:s text:c="9"/>41| <text:s text:c="16"/>0.0|0.8145324055229338| <text:s text:c="4"/>495|</text:span></text:p>
            <text:p text:style-name="P1"><text:span text:style-name="T9">| <text:s/>34166529| <text:s text:c="6"/>41| <text:s text:c="9"/>42| <text:s text:c="18"/>0| 0.935223918219741| <text:s text:c="4"/>495|</text:span></text:p>
            <text:p text:style-name="P1"><text:span text:style-name="T9">| <text:s/>34166529| <text:s text:c="6"/>34| <text:s text:c="9"/>43| <text:s text:c="12"/>Private|0.9774441651226905| <text:s text:c="4"/>495|</text:span></text:p>
            <text:p text:style-name="P1"><text:span text:style-name="T9">| <text:s/>34166529| <text:s text:c="6"/>34| <text:s text:c="9"/>50| <text:s text:c="15"/>0.97|0.8345047254510538| <text:s text:c="4"/>495|</text:span></text:p>
            <text:p text:style-name="P1"><text:span text:style-name="T9">| <text:s/>34166529| <text:s text:c="6"/>41| <text:s text:c="9"/>60|https://www.linke...|0.9085700905541141| <text:s text:c="4"/>495|</text:span></text:p>
            <text:p text:style-name="P1"><text:span text:style-name="T9">| <text:s/>34166529| <text:s text:c="6"/>41| <text:s text:c="9"/>81|https://s3.amazon...|0.9553853165435595| <text:s text:c="4"/>495|</text:span></text:p>
            <text:p text:style-name="P1"><text:span text:style-name="T9">+----------+---------+------------+--------------------+------------------+--------+</text:span></text:p>
            <text:p text:style-name="P9"/>
          </table:table-cell>
        </table:table-row>
      </table:table>
      <text:p text:style-name="Standard"/>
      <text:p text:style-name="Standard"/>
      <text:p text:style-name="Heading_20_2"><text:bookmark text:name="_g94w9xhlzwal"/>Submission Guidelines</text:p>
      <text:p text:style-name="Standard">Please submit the entire scala sbt project with all code necessary to build and run the app. You can bundle it as a zip, tarball or github link. Also include a copy of the output folders that is generated from running the ap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95" meta:word-count="836" meta:character-count="6035" meta:non-whitespace-character-count="4893"/>
    <meta:generator>LibreOfficeDev/6.0.5.2$Linux_X86_64 LibreOffice_project/</meta:generator>
  </office:meta>
</office:document-meta>
</file>